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Standard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3" style:family="text">
      <style:text-properties style:font-name-asian="Times New Roman2" style:font-name-complex="Times New Roman2"/>
    </style:style>
    <style:style style:name="T14" style:family="text">
      <style:text-properties fo:font-size="14pt" fo:language="ru" fo:country="RU" style:font-name-asian="Times New Roman2" style:font-size-asian="14pt" style:font-name-complex="Times New Roman2" style:font-size-complex="14pt"/>
    </style:style>
    <style:style style:name="T15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6" style:family="text">
      <style:text-properties fo:font-size="14pt" fo:language="en" fo:country="US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082.png" xlink:type="simple" xlink:show="embed" xlink:actuate="onLoad"/></draw:frame></text:p>
          </table:table-cell>
          <table:table-cell table:style-name="Table1.B1" office:value-type="string">
            <text:h text:style-name="P8" text:outline-level="1">Ключ-0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3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49cm" svg:height="2.54cm" draw:z-index="1"><draw:image xlink:href="../images/0082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1">векторизован</text:span>, реализует функцию управляемого ключа по алгоритму:</text:p>
            <text:p text:style-name="P4"><draw:frame draw:style-name="fr3" draw:name="Объект1" text:anchor-type="as-char" svg:width="5.93cm" svg:height="1.33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2"><text:span text:style-name="T4">где </text:span><text:span text:style-name="T12">x(t)</text:span><text:span text:style-name="T7"> </text:span><text:span text:style-name="T4">– вектор входных сигналов, </text:span><text:span text:style-name="T12">y(t)</text:span><text:span text:style-name="T7"> </text:span><text:span text:style-name="T4">– вектор </text:span><text:span text:style-name="T6">выходных</text:span><text:span text:style-name="T4"> сигналов, </text:span><text:span text:style-name="T12">K</text:span><text:span text:style-name="T7"> </text:span><text:span text:style-name="T4">– вектор </text:span><text:span text:style-name="T7">“</text:span><text:span text:style-name="T6">порогов</text:span><text:span text:style-name="T7">” </text:span><text:span text:style-name="T6">(параметров уставок), </text:span><text:span text:style-name="T12">y₀</text:span><text:span text:style-name="T7"> </text:span><text:span text:style-name="T4">– </text:span><text:span text:style-name="T13">вектор выходных сигналов блока при входных сигналах, </text:span><text:span text:style-name="T2">меньших</text:span><text:span text:style-name="T13"> пороговых значений. </text:span></text:p>
            <text:p text:style-name="P2"><text:span text:style-name="T1">Свойства</text:span>:</text:p>
            <text:list xml:id="list2965676505830051317" text:style-name="L1">
              <text:list-item>
                <text:p text:style-name="P9"><text:span text:style-name="T14">Уставка — вектор «порогов» </text:span><text:span text:style-name="T16">K</text:span><text:span text:style-name="T14">.</text:span></text:p>
              </text:list-item>
              <text:list-item>
                <text:p text:style-name="P9"><text:span text:style-name="T14">Подпороговое значение — вектор выходных сигналов блока </text:span><text:span text:style-name="T16">y₀</text:span><text:span text:style-name="T14"> (при входных сигналах, </text:span><text:span text:style-name="T15">меньших</text:span><text:span text:style-name="T14"> пороговых значений).</text:span></text:p>
              </text:list-item>
            </text:list>
            <text:p text:style-name="P2"><text:span text:style-name="T1">Примечания</text:span>:</text:p>
            <text:list xml:id="list4157158479486717873" text:style-name="L2">
              <text:list-item>
                <text:p text:style-name="P10">По умолчанию блок формирует <text:span text:style-name="T3">скалярный</text:span> выходной сигнал.</text:p>
              </text:list-item>
              <text:list-item>
                <text:p text:style-name="P11"><text:span text:style-name="T8">Именованные свойства </text:span><text:span text:style-name="T5">могут быть заданы </text:span><text:span text:style-name="T8">как </text:span><text:span text:style-name="T11">локальные</text:span><text:span text:style-name="T8"> переменные модели (или субмодели) во вкладке </text:span><text:span text:style-name="T11">Параметры,</text:span><text:span text:style-name="T8"> как </text:span><text:span text:style-name="T11">глобальные</text:span><text:span text:style-name="T8"> сигналы проекта при помощи пункта главного меню </text:span><text:span text:style-name="T3">Сервис</text:span><text:span text:style-name="T8"> </text:span><text:span text:style-name="T9">→</text:span><text:span text:style-name="T10"> </text:span><text:span text:style-name="T12">Сигналы,</text:span><text:span text:style-name="T8"> </text:span><text:span text:style-name="T5">или как </text:span><text:span text:style-name="T3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0</dc:title>
    <dc:date>2014-12-16T11:07:36.41</dc:date>
    <meta:generator>OpenOffice/4.1.1$Win32 OpenOffice.org_project/411m6$Build-9775</meta:generator>
    <meta:editing-duration>PT2H17M29S</meta:editing-duration>
    <meta:editing-cycles>91</meta:editing-cycles>
    <meta:document-statistic meta:table-count="1" meta:image-count="2" meta:object-count="1" meta:page-count="1" meta:paragraph-count="15" meta:word-count="118" meta:character-count="793"/>
  </office:meta>
</office:document-meta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0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K</mi>
                    </mrow>
                  </mrow>
                </mtd>
              </mtr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K</mi>
                    </mrow>
                  </mrow>
                </mtd>
              </mtr>
            </mtable>
          </mrow>
        </mrow>
      </mrow>
    </mrow>
    <annotation encoding="StarMath 5.0">y(t) = left lbrace stack{
alignl  y_0, ~ если ~ x(t) &lt; K #
alignl x(t), ~ если ~ x(t) &gt;= K}  right none
</annotation>
  </semantics>
</math>
</file>